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Table_20_End_20_Date">
      <style:text-properties officeooo:rsid="00c3c917" officeooo:paragraph-rsid="00c3c917"/>
    </style:style>
    <style:style style:name="P13" style:family="paragraph" style:parent-style-name="Table_20_End_20_Date">
      <style:text-properties officeooo:rsid="00c93d61" officeooo:paragraph-rsid="00c93d61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P18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9" style:family="paragraph" style:parent-style-name="Table_20_Contents">
      <style:text-properties officeooo:paragraph-rsid="0081d9f9"/>
    </style:style>
    <style:style style:name="P20" style:family="paragraph" style:parent-style-name="Table_20_End_20_Date">
      <style:text-properties officeooo:rsid="00d27b81" officeooo:paragraph-rsid="00d27b81"/>
    </style:style>
    <style:style style:name="P21" style:family="paragraph" style:parent-style-name="Table_20_Start_20_Date">
      <style:paragraph-properties fo:text-align="end" style:justify-single-word="false"/>
      <style:text-properties style:font-name="Gill Sans" officeooo:rsid="00d27b81" officeooo:paragraph-rsid="00d27b81"/>
    </style:style>
    <style:style style:name="P22" style:family="paragraph" style:parent-style-name="Table_20_Text">
      <style:text-properties fo:font-style="normal" officeooo:rsid="00d27b81" officeooo:paragraph-rsid="00d27b81" style:font-style-asian="normal" style:font-style-complex="normal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  <style:style style:name="T15" style:family="text">
      <style:text-properties style:font-name="Gill Sans" officeooo:rsid="00cd5efe"/>
    </style:style>
    <style:style style:name="T16" style:family="text">
      <style:text-properties officeooo:rsid="00cb68dd"/>
    </style:style>
    <style:style style:name="T17" style:family="text">
      <style:text-properties officeooo:rsid="00cccb11"/>
    </style:style>
    <style:style style:name="T18" style:family="text">
      <style:text-properties officeooo:rsid="00d3fe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since Q4 </text:p>
          </table:table-cell>
          <table:table-cell table:style-name="Table1.A1" office:value-type="string">
            <text:p text:style-name="P20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Instructional Designer, Bachelor <text:span text:style-name="T18">in CS</text:span> for Video Games, Cnam-Enjmi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>
          <table:table-cell table:style-name="Table1.A1" office:value-type="string">
            <text:p text:style-name="P6">20<text:span text:style-name="T13">21</text:span>–</text:p>
          </table:table-cell>
          <table:table-cell table:style-name="Table1.A1" office:value-type="string">
            <text:p text:style-name="P12">202<text:span text:style-name="T14">2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5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Courses from EDAA through distance learning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Video Games <text:span text:style-name="T2">&amp;</text:span> Interactive Media Master<text:span text:style-name="T16">'s</text:span> Degree from C<text:span text:style-name="T18">nam</text:span>-E<text:span text:style-name="T18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Software Engineer<text:span text:style-name="T17">ing</text:span> Master<text:span text:style-name="T16">'s</text:span> Degree from ENSII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33:21.605611189</dc:date>
    <meta:editing-duration>PT5H39M57S</meta:editing-duration>
    <meta:editing-cycles>164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2" meta:paragraph-count="57" meta:word-count="174" meta:character-count="1223" meta:non-whitespace-character-count="1103"/>
  </office:meta>
</office:document-meta>
</file>